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D000003613CADC67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5083in" svg:height="7.2083in" draw:z-index="0"><draw:image xlink:href="Pictures/100000010000030D000003613CADC67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07:42:54.951197639</meta:creation-date>
    <dc:date>2025-04-02T07:43:11.157832639</dc:date>
    <meta:editing-duration>PT17S</meta:editing-duration>
    <meta:editing-cycles>1</meta:editing-cycles>
    <meta:generator>LibreOffice/24.2.7.2$Linux_X86_64 LibreOffice_project/42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